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c2fc2"/>
    </style:style>
    <style:style style:name="T1" style:family="text">
      <style:text-properties officeooo:rsid="000c2fc2"/>
    </style:style>
    <style:style style:name="T2" style:family="text">
      <style:text-properties officeooo:rsid="000db3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neme </text:span><text:span text:style-name="T2">1 </text:span><text:span text:style-name="T1">yazısı. Eklenene i</text:span><text:span text:style-name="T2">lk</text:span><text:span text:style-name="T1"> döküma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7T18:31:17</meta:creation-date>
    <dc:date>2013-01-07T18:32:33</dc:date>
    <meta:editing-duration>PT47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1" meta:paragraph-count="1" meta:word-count="6" meta:character-count="37" meta:non-whitespace-character-count="32"/>
  </office:meta>
</office:document-meta>
</file>